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5d5" officeooo:paragraph-rsid="000e55d5"/>
    </style:style>
    <style:style style:name="P2" style:family="paragraph" style:parent-style-name="Standard">
      <style:text-properties officeooo:rsid="001028e4" officeooo:paragraph-rsid="001028e4"/>
    </style:style>
    <style:style style:name="P3" style:family="paragraph" style:parent-style-name="Standard">
      <style:text-properties officeooo:rsid="0011c757" officeooo:paragraph-rsid="0011c757"/>
    </style:style>
    <style:style style:name="P4" style:family="paragraph" style:parent-style-name="Standard">
      <style:text-properties officeooo:rsid="0012aedf" officeooo:paragraph-rsid="0012a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droid studio installation</text:p>
      <text:p text:style-name="P1">java.io.IOException: Cannot download 'https://dl.google.com/android/repository/android_m2repository_r47.zip': connect timed out</text:p>
      <text:p text:style-name="P1">, response: 200 OK</text:p>
      <text:p text:style-name="P1">Warning: An error occurred while preparing SDK package Android Support Repository: Cannot download 'https://dl.google.com/android/repository/android_m2repository_r47.zip': connect timed out</text:p>
      <text:p text:style-name="P1">, response: 200 OK.</text:p>
      <text:p text:style-name="P1">java.io.IOException: Cannot download 'https://dl.google.com/android/repository/google_m2repository_gms_v11_3_rc05_wear_2_0_5.zip': Read timed out</text:p>
      <text:p text:style-name="P1">, response: 200 OK</text:p>
      <text:p text:style-name="P1">Warning: An error occurred while preparing SDK package Google Repository: Cannot download 'https://dl.google.com/android/repository/google_m2repository_gms_v11_3_rc05_wear_2_0_5.zip': Read timed out</text:p>
      <text:p text:style-name="P1">, response: 200 OK.</text:p>
      <text:p text:style-name="P1"/>
      <text:p text:style-name="P4">Mirror have the above stuff</text:p>
      <text:p text:style-name="P4"/>
      <text:p text:style-name="P2"><text:a xlink:type="simple" xlink:href="http://mirrors.neusoft.edu.cn/android/repository/" text:style-name="Internet_20_link" text:visited-style-name="Visited_20_Internet_20_Link">http://mirrors.neusoft.edu.cn/android/repository/</text:a></text:p>
      <text:p text:style-name="P2"/>
      <text:p text:style-name="P4">bu did not use it, just try again</text:p>
      <text:p text:style-name="P2"/>
      <text:p text:style-name="P2"/>
      <text:p text:style-name="P4">git server installation</text:p>
      <text:p text:style-name="P4"><text:a xlink:type="simple" xlink:href="https://www.cnblogs.com/charliePU/p/7528226.html" text:style-name="Internet_20_link" text:visited-style-name="Visited_20_Internet_20_Link">https://www.cnblogs.com/charliePU/p/7528226.html</text:a></text:p>
      <text:p text:style-name="P4"/>
      <text:p text:style-name="P3">git maddog925</text:p>
      <text:p text:style-name="P3">huangguan</text:p>
      <text:p text:style-name="P3"><text:a xlink:type="simple" xlink:href="mailto:21875670@qq.com" text:style-name="Internet_20_link" text:visited-style-name="Visited_20_Internet_20_Link">21875670@qq.com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6:02:38.242578061</meta:creation-date>
    <dc:date>2018-06-15T16:35:42.180849942</dc:date>
    <meta:editing-duration>PT12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88" meta:character-count="977" meta:non-whitespace-character-count="906"/>
  </office:meta>
</office:document-meta>
</file>